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paragraph-rsid="000d54a4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0d54a4"/>
    </style:style>
    <style:style style:name="T1" style:family="text">
      <style:text-properties officeooo:rsid="000d5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">Theano GPU </text:span></text:span></text:p>
      <text:p text:style-name="P1"><text:span text:style-name="Source_20_Text"/></text:p>
      <text:p text:style-name="P1"><text:span text:style-name="Source_20_Text"><text:span text:style-name="T1">THEANO_FLAGS=floatX=float32,device=gpu,nvcc.flags=-D_FORCE_INLINES python3 model.py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5:38:20.949147904</meta:creation-date>
    <dc:date>2017-07-23T17:11:59.092358766</dc:date>
    <meta:editing-duration>PT24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5" meta:character-count="94" meta:non-whitespace-character-count="90"/>
  </office:meta>
</office:document-meta>
</file>